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051" calcext:value-type="float">
            <text:p>2020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7:49:59.002404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22T18:30:56.675902541</dc:date>
    <dc:creator>Jesus Castagnetto</dc:creator>
    <meta:editing-duration>P1DT13H46M1S</meta:editing-duration>
    <meta:editing-cycles>111</meta:editing-cycles>
    <meta:generator>LibreOffice/6.4.3.2$Linux_X86_64 LibreOffice_project/40$Build-2</meta:generator>
    <meta:document-statistic meta:table-count="1" meta:cell-count="1700" meta:object-count="0"/>
  </office:meta>
</office:document-meta>
</file>